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dd2a6" officeooo:paragraph-rsid="001dd2a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ndroid architecture and its components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0T17:27:13.184374943</meta:creation-date>
    <dc:date>2020-02-10T17:27:53.548140085</dc:date>
    <meta:editing-duration>P0D</meta:editing-duration>
    <meta:editing-cycles>1</meta:editing-cycles>
    <meta:document-statistic meta:table-count="0" meta:image-count="0" meta:object-count="0" meta:page-count="1" meta:paragraph-count="1" meta:word-count="5" meta:character-count="40" meta:non-whitespace-character-count="36"/>
    <meta:generator>LibreOffice/4.2.8.2$Linux_X86_64 LibreOffice_project/420m0$Build-2</meta:generator>
  </office:meta>
</office:document-meta>
</file>